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8pt" officeooo:rsid="00038738" style:font-size-asian="18pt" style:font-size-complex="18pt"/>
    </style:style>
    <style:style style:name="P2" style:family="paragraph" style:parent-style-name="Text_20_body">
      <style:text-properties officeooo:rsid="000f53a6" officeooo:paragraph-rsid="000f53a6"/>
    </style:style>
    <style:style style:name="P3" style:family="paragraph" style:parent-style-name="Text_20_body">
      <style:text-properties officeooo:rsid="00158e1e" officeooo:paragraph-rsid="00158e1e"/>
    </style:style>
    <style:style style:name="P4" style:family="paragraph" style:parent-style-name="Text_20_body">
      <style:text-properties officeooo:paragraph-rsid="0017db91"/>
    </style:style>
    <style:style style:name="P5" style:family="paragraph" style:parent-style-name="Text_20_body">
      <style:text-properties officeooo:rsid="0017db91" officeooo:paragraph-rsid="0017db91"/>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font-size="18pt" officeooo:paragraph-rsid="00038738" style:font-size-asian="18pt" style:font-size-complex="18pt"/>
    </style:style>
    <style:style style:name="P8" style:family="paragraph" style:parent-style-name="Text_20_body">
      <style:paragraph-properties fo:margin-top="0cm" fo:margin-bottom="0cm" loext:contextual-spacing="false"/>
      <style:text-properties fo:font-size="18pt" fo:font-weight="bold" officeooo:paragraph-rsid="00038738" style:font-size-asian="18pt" style:font-weight-asian="bold" style:font-size-complex="18pt" style:font-weight-complex="bold"/>
    </style:style>
    <style:style style:name="P9" style:family="paragraph" style:parent-style-name="Text_20_body">
      <style:paragraph-properties fo:margin-top="0cm" fo:margin-bottom="0cm" loext:contextual-spacing="false"/>
      <style:text-properties officeooo:paragraph-rsid="000b588c"/>
    </style:style>
    <style:style style:name="P10" style:family="paragraph" style:parent-style-name="Heading_20_2">
      <style:paragraph-properties fo:margin-top="0cm" fo:margin-bottom="0cm" loext:contextual-spacing="false"/>
    </style:style>
    <style:style style:name="P11" style:family="paragraph" style:parent-style-name="Heading_20_3">
      <style:paragraph-properties fo:margin-top="0cm" fo:margin-bottom="0cm" loext:contextual-spacing="false"/>
    </style:style>
    <style:style style:name="P12" style:family="paragraph" style:parent-style-name="Preformatted_20_Text">
      <style:paragraph-properties fo:margin-top="0cm" fo:margin-bottom="0.499cm" loext:contextual-spacing="false"/>
    </style:style>
    <style:style style:name="P13" style:family="paragraph" style:parent-style-name="Heading_20_1">
      <style:text-properties fo:font-size="18pt" style:font-size-asian="18pt" style:font-size-complex="18pt"/>
    </style:style>
    <style:style style:name="P14" style:family="paragraph" style:parent-style-name="Heading_20_1">
      <style:text-properties fo:font-size="18pt" officeooo:rsid="00038738" style:font-size-asian="18pt" style:font-size-complex="18pt"/>
    </style:style>
    <style:style style:name="P15" style:family="paragraph" style:parent-style-name="Heading_20_3">
      <style:text-properties fo:font-size="18pt" officeooo:rsid="00038738" style:font-size-asian="18pt" style:font-size-complex="18pt"/>
    </style:style>
    <style:style style:name="P16" style:family="paragraph" style:parent-style-name="Heading_20_4">
      <style:text-properties fo:font-size="18pt" officeooo:rsid="00038738" style:font-size-asian="18pt" style:font-size-complex="18pt"/>
    </style:style>
    <style:style style:name="P17" style:family="paragraph" style:parent-style-name="Standard">
      <style:paragraph-properties fo:text-align="center" style:justify-single-word="false"/>
      <style:text-properties officeooo:paragraph-rsid="00038738"/>
    </style:style>
    <style:style style:name="P18" style:family="paragraph" style:parent-style-name="Standard">
      <style:paragraph-properties fo:text-align="center" style:justify-single-word="false"/>
      <style:text-properties fo:font-size="18pt" officeooo:rsid="00038738" officeooo:paragraph-rsid="00038738" style:font-size-asian="18pt" style:font-size-complex="18pt"/>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text-properties officeooo:rsid="001bc191" officeooo:paragraph-rsid="001bc191"/>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Text_20_body" style:list-style-name="L5">
      <style:paragraph-properties fo:margin-top="0cm" fo:margin-bottom="0cm" loext:contextual-spacing="false"/>
    </style:style>
    <style:style style:name="P29" style:family="paragraph" style:parent-style-name="Text_20_body" style:list-style-name="L6">
      <style:paragraph-properties fo:margin-top="0cm" fo:margin-bottom="0cm" loext:contextual-spacing="false"/>
    </style:style>
    <style:style style:name="P30" style:family="paragraph" style:parent-style-name="Heading_20_2">
      <style:paragraph-properties fo:text-align="start" style:justify-single-word="false"/>
      <style:text-properties fo:font-size="18pt" officeooo:rsid="00038738" officeooo:paragraph-rsid="00038738" style:font-size-asian="18pt" style:font-size-complex="18pt"/>
    </style:style>
    <style:style style:name="P31" style:family="paragraph" style:parent-style-name="Preformatted_20_Text" style:list-style-name="L4"/>
    <style:style style:name="P32" style:family="paragraph" style:parent-style-name="Preformatted_20_Text" style:list-style-name="L4">
      <style:paragraph-properties fo:margin-top="0cm" fo:margin-bottom="0.499cm" loext:contextual-spacing="false"/>
    </style:style>
    <style:style style:name="T1" style:family="text">
      <style:text-properties officeooo:rsid="00038738"/>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8pt" style:text-underline-style="solid" style:text-underline-width="auto" style:text-underline-color="font-color" officeooo:rsid="00038738" style:font-size-asian="18pt" style:font-size-complex="18pt"/>
    </style:style>
    <style:style style:name="T4" style:family="text">
      <style:text-properties fo:font-weight="bold"/>
    </style:style>
    <style:style style:name="T5" style:family="text">
      <style:text-properties fo:font-style="italic"/>
    </style:style>
    <style:style style:name="T6" style:family="text">
      <style:text-properties officeooo:rsid="000b588c"/>
    </style:style>
    <style:style style:name="T7" style:family="text">
      <style:text-properties officeooo:rsid="000e982c"/>
    </style:style>
    <style:style style:name="T8" style:family="text">
      <style:text-properties officeooo:rsid="000f66bb"/>
    </style:style>
    <style:style style:name="T9" style:family="text">
      <style:text-properties officeooo:rsid="0011976d"/>
    </style:style>
    <style:style style:name="T10" style:family="text">
      <style:text-properties style:font-name="Consolas" fo:font-size="10pt" fo:font-weight="bold" style:font-size-asian="10pt" style:font-weight-asian="bold" style:font-size-complex="10pt" style:font-weight-complex="bold"/>
    </style:style>
    <style:style style:name="T11" style:family="text">
      <style:text-properties officeooo:rsid="001bc191"/>
    </style:style>
    <style:style style:name="T12" style:family="text">
      <style:text-properties officeooo:rsid="001ee1ef"/>
    </style:style>
    <style:style style:name="T13" style:family="text">
      <style:text-properties officeooo:rsid="002242a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Object Detection </text:span><text:bookmark text:name="72e8"/><text:span text:style-name="T3">(</text:span><text:span text:style-name="T2">Computer Vision</text:span><text:span text:style-name="T3">) </text:span><text:span text:style-name="T2">on the Web with WebRTC and TensorFlow</text:span></text:p>
      <text:p text:style-name="P18"/>
      <text:h text:style-name="P30" text:outline-level="2"><text:bookmark text:name="about-tensorflow"/>About TensorFlow:</text:h>
      <text:p text:style-name="P9">TensorFlow is an open source software library/ <text:span text:style-name="T6">machine learning framework </text:span>for numerical computation <text:span text:style-name="T6">which uses</text:span> data flow graphs/<text:span text:style-name="T6">computational graph as its computational model</text:span>. </text:p>
      <text:p text:style-name="P9">Nodes in the graph represent<text:span text:style-name="T6">s</text:span> mathematical operations, while the graph edges represent the multidimensional data arrays (<text:span text:style-name="T6">known as </text:span>tensors). </text:p>
      <text:p text:style-name="P9">The flexible architecture allows you to deploy computation to one or more CPUs or GPUs in a desktop, server, or mobile device with a single API. </text:p>
      <text:p text:style-name="P9">TensorFlow was originally developed by researchers and engineers working on the Google Brain Team within Google's Machine Intelligence research organization for the purposes of conducting machine learning and deep neural networks research, but the system is general enough to be applicable in a wide variety of other domains as well. </text:p>
      <text:p text:style-name="P7"/>
      <text:p text:style-name="P8">Installing TensorFlow on Ubuntu:</text:p>
      <text:p text:style-name="Text_20_body">This <text:span text:style-name="T7">module</text:span> explains how to install TensorFlow on Ubuntu. Although these instructions might also work on other Linux variants. </text:p>
      <text:p text:style-name="P2">System Requirements:</text:p>
      <text:list xml:id="list2867203393544923222" text:style-name="L1">
        <text:list-item>
          <text:p text:style-name="P25">64-bit desktops or laptops </text:p>
        </text:list-item>
        <text:list-item>
          <text:p text:style-name="P19">Ubuntu 14.04 or higher <text:span text:style-name="T8">(Mine was Ubuntu 16.04 LTS)</text:span> </text:p>
        </text:list-item>
      </text:list>
      <text:p text:style-name="Text_20_body"><text:span text:style-name="Strong_20_Emphasis">TensorFlow with CPU support only</text:span>. If your system does not have a NVIDIA GPU, you must install this version. Note that this version of TensorFlow is typically much easier to install, if you have an NVIDIA GPU, we recommend installing <text:span text:style-name="T1">GPU version.</text:span></text:p>
      <text:p text:style-name="P6"><text:span text:style-name="T9">There are 4 ways through which you can install tensorflow on Ubuntu</text:span>. The supported choices are as follows:</text:p>
      <text:list xml:id="list5400838631995358082" text:style-name="L2">
        <text:list-item>
          <text:p text:style-name="P26"><text:a xlink:type="simple" xlink:href="https://www.tensorflow.org/install/install_linux#InstallingVirtualenv" text:style-name="Internet_20_link" text:visited-style-name="Visited_20_Internet_20_Link">Virtualenv</text:a> </text:p>
        </text:list-item>
        <text:list-item>
          <text:p text:style-name="P26"><text:a xlink:type="simple" xlink:href="https://www.tensorflow.org/install/install_linux#InstallingNativePip" text:style-name="Internet_20_link" text:visited-style-name="Visited_20_Internet_20_Link">"native" pip</text:a> </text:p>
        </text:list-item>
        <text:list-item>
          <text:p text:style-name="P26"><text:a xlink:type="simple" xlink:href="https://www.tensorflow.org/install/install_linux#InstallingDocker" text:style-name="Internet_20_link" text:visited-style-name="Visited_20_Internet_20_Link">Docker</text:a> </text:p>
        </text:list-item>
        <text:list-item>
          <text:p text:style-name="P26"><text:a xlink:type="simple" xlink:href="https://www.tensorflow.org/install/install_linux#InstallingAnaconda" text:style-name="Internet_20_link" text:visited-style-name="Visited_20_Internet_20_Link">Anaconda</text:a> </text:p>
        </text:list-item>
      </text:list>
      <text:h text:style-name="P10" text:outline-level="2"><text:bookmark text:name="installing_with_native_pip"/>Installing with native pip</text:h>
      <text:p text:style-name="Text_20_body">You may install TensorFlow through pip, choosing between a simple installation procedure or a more complex one.</text:p>
      <text:p text:style-name="Text_20_body"><text:span text:style-name="Strong_20_Emphasis">Note:</text:span> The <text:a xlink:type="simple" xlink:href="https://github.com/tensorflow/tensorflow/blob/master/tensorflow/tools/pip_package/setup.py" text:style-name="Internet_20_link" text:visited-style-name="Visited_20_Internet_20_Link">REQUIRED_PACKAGES section of setup.py</text:a> lists the TensorFlow packages that pip will install or upgrade.</text:p>
      <text:h text:style-name="Heading_20_3" text:outline-level="3"><text:bookmark text:name="prerequisite_python_and_pip"/><text:soft-page-break/>Prerequisite: Python and Pip</text:h>
      <text:p text:style-name="Text_20_body">Python is automatically installed on Ubuntu. Take a moment to confirm that one of the following Python versions is already installed on your system:</text:p>
      <text:p text:style-name="P3">Command: <text:span text:style-name="T10">python -v</text:span></text:p>
      <text:list xml:id="list4254259430041823334" text:style-name="L3">
        <text:list-item>
          <text:p text:style-name="P27">Python 2.7 </text:p>
        </text:list-item>
        <text:list-item>
          <text:p text:style-name="P20">Python 3.4+ </text:p>
        </text:list-item>
      </text:list>
      <text:p text:style-name="P4">The pip or pip3 package manager is <text:span text:style-name="Emphasis">usually</text:span> installed on Ubuntu. Take a moment to confirm (by issuing a <text:span text:style-name="Source_20_Text">pip -V</text:span> or <text:span text:style-name="Source_20_Text">pip3 -V</text:span> command) that pip or pip3 is installed. </text:p>
      <text:p text:style-name="P5">Command: <text:span text:style-name="T10">pip -V or pip3 -V</text:span></text:p>
      <text:p text:style-name="P4">We strongly recommend version 8.1 or higher of pip or pip3. If Version 8.1 or later is not installed, issue the following command, which will either install or upgrade to the latest pip version:</text:p>
      <text:p text:style-name="Preformatted_20_Text">$ <text:span text:style-name="T4">sudo apt-get install python-pip python-dev</text:span> <text:s text:c="2"/># for Python 2.7</text:p>
      <text:p text:style-name="P12">$ <text:span text:style-name="T4">sudo apt-get install python3-pip python3-dev</text:span> # for Python 3.n</text:p>
      <text:h text:style-name="Heading_20_3" text:outline-level="3"><text:bookmark text:name="install_tensorflow"/>Install TensorFlow</text:h>
      <text:p text:style-name="Text_20_body">Assuming the prerequisite software is installed on your Linux host, take the following steps:</text:p>
      <text:list xml:id="list400323463076294984" text:style-name="L4">
        <text:list-item>
          <text:p text:style-name="P21">Install TensorFlow by invoking <text:span text:style-name="Strong_20_Emphasis">one</text:span> of the following commands:</text:p>
          <text:p text:style-name="P31">$ <text:span text:style-name="T4">pip install tensorflow</text:span> <text:s text:c="5"/># Python 2.7; CPU support (no GPU support)</text:p>
          <text:p text:style-name="P31">$ <text:span text:style-name="T4">pip3 install tensorflow</text:span> <text:s text:c="4"/># Python 3.n; CPU support (no GPU support)</text:p>
          <text:p text:style-name="P31">$ <text:span text:style-name="T4">pip install tensorflow-gpu</text:span> <text:s/># Python 2.7; <text:s/>GPU support</text:p>
          <text:p text:style-name="P32">$ <text:span text:style-name="T4">pip3 install tensorflow-gpu</text:span> # Python 3.n; GPU support </text:p>
          <text:p text:style-name="P21">If the preceding command runs to completion, you should now <text:a xlink:type="simple" xlink:href="https://www.tensorflow.org/install/install_linux#ValidateYourInstallation" text:style-name="Internet_20_link" text:visited-style-name="Visited_20_Internet_20_Link">validate your installation</text:a>.</text:p>
        </text:list-item>
        <text:list-item>
          <text:p text:style-name="P21">(Optional.) If Step 1 failed, install the latest version of TensorFlow by issuing a command of the following format:</text:p>
          <text:p text:style-name="P31">$ <text:span text:style-name="T4">sudo pip <text:s/>install --upgrade</text:span> <text:span text:style-name="T5">tfBinaryURL</text:span> <text:s text:c="2"/># Python 2.7</text:p>
          <text:p text:style-name="P32">$ <text:span text:style-name="T4">sudo pip3 install --upgrade</text:span> <text:span text:style-name="T5">tfBinaryURL</text:span> <text:s text:c="2"/># Python 3.n </text:p>
          <text:p text:style-name="P21">where <text:span text:style-name="Source_20_Text"><text:span text:style-name="Emphasis">tfBinaryURL</text:span></text:span> identifies the URL of the TensorFlow Python package. The appropriate value of <text:span text:style-name="Source_20_Text"><text:span text:style-name="Emphasis">tfBinaryURL</text:span></text:span> depends on the operating system, Python version, and GPU support. Find the appropriate value for <text:span text:style-name="Source_20_Text"><text:span text:style-name="Emphasis">tfBinaryURL</text:span></text:span> <text:a xlink:type="simple" xlink:href="https://www.tensorflow.org/install/install_linux#the_url_of_the_tensorflow_python_package" text:style-name="Internet_20_link" text:visited-style-name="Visited_20_Internet_20_Link">here</text:a>. For example, to install TensorFlow for Linux, Python 3.4, and CPU-only support, issue the following command:</text:p>
          <text:p text:style-name="P31"><text:s/>$ <text:span text:style-name="T4">sudo pip3 install --upgrade \</text:span></text:p>
          <text:p text:style-name="P31"><text:s/><text:span text:style-name="T4">https://storage.googleapis.com/tensorflow/linux/cpu/tensorflow-1.5.0-cp34-cp34m-linux_x86_64.whl</text:span></text:p>
          <text:p text:style-name="P32"><text:s/></text:p>
          <text:p text:style-name="P21">If this step fails, see <text:a xlink:type="simple" xlink:href="https://www.tensorflow.org/install/install_linux#common_installation_problems" text:style-name="Internet_20_link" text:visited-style-name="Visited_20_Internet_20_Link">Common Installation Problems</text:a>.</text:p>
        </text:list-item>
      </text:list>
      <text:h text:style-name="Heading_20_3" text:outline-level="3"><text:bookmark text:name="next_steps_1"/>Next Steps</text:h>
      <text:p text:style-name="Text_20_body">After installing TensorFlow, <text:a xlink:type="simple" xlink:href="https://www.tensorflow.org/install/install_linux#ValidateYourInstallation" text:style-name="Internet_20_link" text:visited-style-name="Visited_20_Internet_20_Link">validate your installation</text:a>.</text:p>
      <text:h text:style-name="P11" text:outline-level="3"><text:bookmark text:name="run_a_short_tensorflow_program"/><text:soft-page-break/>Run a short TensorFlow program</text:h>
      <text:p text:style-name="Text_20_body">Invoke python from your shell as follows:</text:p>
      <text:p text:style-name="P12">$ <text:span text:style-name="T4">python</text:span></text:p>
      <text:p text:style-name="Text_20_body">Enter the following short program inside the python interactive shell:</text:p>
      <text:p text:style-name="Preformatted_20_Text"><text:span text:style-name="Source_20_Text"># Python</text:span></text:p>
      <text:p text:style-name="Preformatted_20_Text"><text:span text:style-name="Source_20_Text">import tensorflow as tf</text:span></text:p>
      <text:p text:style-name="Preformatted_20_Text"><text:span text:style-name="Source_20_Text">hello = tf.constant('Hello, TensorFlow!')</text:span></text:p>
      <text:p text:style-name="Preformatted_20_Text"><text:span text:style-name="Source_20_Text">sess = tf.Session()</text:span></text:p>
      <text:p text:style-name="P12"><text:span text:style-name="Source_20_Text">print(sess.run(hello))</text:span></text:p>
      <text:p text:style-name="Text_20_body">If the system outputs the following, then you are ready to begin writing TensorFlow programs:</text:p>
      <text:p text:style-name="P12">Hello, TensorFlow!</text:p>
      <text:p text:style-name="Text_20_body">If you are new to TensorFlow, see <text:a xlink:type="simple" xlink:href="https://www.tensorflow.org/get_started/premade_estimators" text:style-name="Internet_20_link" text:visited-style-name="Visited_20_Internet_20_Link">Getting Started with TensorFlow</text:a>.</text:p>
      <text:p text:style-name="Text_20_body">If the system outputs an error message instead of a greeting, see <text:a xlink:type="simple" xlink:href="https://www.tensorflow.org/install/install_linux#common_installation_problems" text:style-name="Internet_20_link" text:visited-style-name="Visited_20_Internet_20_Link">Common installation problems</text:a>.</text:p>
      <text:h text:style-name="P14" text:outline-level="1">Installation</text:h>
      <text:h text:style-name="Heading_20_2" text:outline-level="2"><text:bookmark text:name="user-content-dependencies"/>Dependencies</text:h>
      <text:p text:style-name="Text_20_body">Tensorflow Object Detection API depends on the following libraries:</text:p>
      <text:list xml:id="list3856147045538182721" text:style-name="L5">
        <text:list-item>
          <text:p text:style-name="P28">Protobuf 2.6 </text:p>
        </text:list-item>
        <text:list-item>
          <text:p text:style-name="P28">Pillow 1.0 </text:p>
        </text:list-item>
        <text:list-item>
          <text:p text:style-name="P28">lxml </text:p>
        </text:list-item>
        <text:list-item>
          <text:p text:style-name="P28">tf Slim (which is included in the "tensorflow/models/research/" checkout) </text:p>
        </text:list-item>
        <text:list-item>
          <text:p text:style-name="P28">Jupyter notebook </text:p>
        </text:list-item>
        <text:list-item>
          <text:p text:style-name="P28">Matplotlib </text:p>
        </text:list-item>
        <text:list-item>
          <text:p text:style-name="P22">Tensorflow </text:p>
        </text:list-item>
      </text:list>
      <text:p text:style-name="Text_20_body">For detailed steps to install Tensorflow, follow the <text:a xlink:type="simple" xlink:href="https://www.tensorflow.org/install/" text:style-name="Internet_20_link" text:visited-style-name="Visited_20_Internet_20_Link">Tensorflow installation instructions</text:a>. A typical user can install Tensorflow using one of the following commands:</text:p>
      <text:p text:style-name="Preformatted_20_Text"># For CPU</text:p>
      <text:p text:style-name="Preformatted_20_Text">pip install tensorflow</text:p>
      <text:p text:style-name="Preformatted_20_Text"># For GPU</text:p>
      <text:p text:style-name="P12">pip install tensorflow-gpu</text:p>
      <text:p text:style-name="Text_20_body">The remaining libraries can be installed on Ubuntu 16.04 using via apt-get:</text:p>
      <text:p text:style-name="Preformatted_20_Text">sudo apt-get install protobuf-compiler python-pil python-lxml</text:p>
      <text:p text:style-name="Preformatted_20_Text">sudo pip install jupyter</text:p>
      <text:p text:style-name="P12">sudo pip install matplotlib</text:p>
      <text:p text:style-name="Text_20_body">Alternatively, users can install dependencies using pip:</text:p>
      <text:p text:style-name="Preformatted_20_Text">sudo pip install pillow</text:p>
      <text:p text:style-name="Preformatted_20_Text">sudo pip install lxml</text:p>
      <text:p text:style-name="Preformatted_20_Text">sudo pip install jupyter</text:p>
      <text:p text:style-name="P12">sudo pip install matplotlib</text:p>
      <text:h text:style-name="Heading_20_2" text:outline-level="2"><text:bookmark text:name="user-content-protobuf-compilation"/><text:soft-page-break/>Protobuf Compilation</text:h>
      <text:p text:style-name="Text_20_body">The Tensorflow Object Detection API uses Protobufs to configure model and training parameters. Before the framework can be used, the Protobuf libraries must be compiled. This should be done by running the following command from the tensorflow/models/research/ directory:</text:p>
      <text:p text:style-name="Preformatted_20_Text"># From tensorflow/models/research/</text:p>
      <text:p text:style-name="P12">protoc object_detection/protos/*.proto --python_out=.</text:p>
      <text:h text:style-name="Heading_20_2" text:outline-level="2"><text:bookmark text:name="user-content-add-libraries-to-pythonpath"/>Add Libraries to PYTHONPATH</text:h>
      <text:p text:style-name="Text_20_body">When running locally, the tensorflow/models/research/ and slim directories should be appended to PYTHONPATH. This can be done by running the following from tensorflow/models/research/:</text:p>
      <text:p text:style-name="Preformatted_20_Text"># From tensorflow/models/research/</text:p>
      <text:p text:style-name="P12">export PYTHONPATH=$PYTHONPATH:`pwd`:`pwd`/slim</text:p>
      <text:p text:style-name="Text_20_body">Note: This command needs to run from every new terminal you start. If you wish to avoid running this manually, you can add it as a new line to the end of your ~/.bashrc file.</text:p>
      <text:h text:style-name="P13" text:outline-level="1"><text:bookmark text:name="user-content-testing-the-installation"/>Testing the Installation</text:h>
      <text:p text:style-name="Text_20_body">You can test that you have correctly installed the Tensorflow Object Detection<text:line-break/>API by running the following command:</text:p>
      <text:p text:style-name="P12">python object_detection/builders/model_builder_test.py</text:p>
      <text:h text:style-name="P15" text:outline-level="3"><text:bookmark text:name="3d46"/>Code Walkthrough</text:h>
      <text:h text:style-name="Heading_20_4" text:outline-level="4"><text:bookmark text:name="74f9"/>Part 1 — Make sure Tensorflow works</text:h>
      <text:p text:style-name="Text_20_body"><text:bookmark text:name="4bb0"/>To make sure the TensorFlow Object Detection API works, let’s start with a tweaked version of the official the <text:a xlink:type="simple" xlink:href="https://github.com/tensorflow/models/blob/master/research/object_detection/object_detection_tutorial.ipynb" office:target-frame-name="_blank" xlink:show="new" text:style-name="Internet_20_link" text:visited-style-name="Visited_20_Internet_20_Link">Object Detection Demo Jupyter Notebook.</text:a> I saved this file as <text:a xlink:type="simple" xlink:href="https://github.com/webrtcHacks/tfObjWebrtc/blob/master/object_detection_tutorial.py" office:target-frame-name="_blank" xlink:show="new" text:style-name="Internet_20_link" text:visited-style-name="Visited_20_Internet_20_Link">object_detection_tutorial.py</text:a>.</text:p>
      <text:h text:style-name="P16" text:outline-level="4"><text:bookmark text:name="dbc3"/>Object Detection API Output:</text:h>
      <text:p text:style-name="Text_20_body"><text:bookmark text:name="2132"/><text:s/><text:span text:style-name="T12">T</text:span>he Object Detection API outputs 4 objects:</text:p>
      <text:list xml:id="list5303148242118947055" text:style-name="L6">
        <text:list-item>
          <text:p text:style-name="P29"><text:bookmark text:name="d4cf"/><text:span text:style-name="Emphasis">classes</text:span> - an array of object names</text:p>
        </text:list-item>
        <text:list-item>
          <text:p text:style-name="P29"><text:bookmark text:name="468f"/><text:span text:style-name="Emphasis">scores</text:span> - an array of confidence scores</text:p>
        </text:list-item>
        <text:list-item>
          <text:p text:style-name="P29"><text:bookmark text:name="bed6"/><text:span text:style-name="Emphasis">boxes- </text:span> locations of each object detected <text:span text:style-name="T13">(xmin, xmax, ymin, ymax)</text:span></text:p>
        </text:list-item>
        <text:list-item>
          <text:p text:style-name="P23"><text:bookmark text:name="444f"/><text:span text:style-name="Emphasis">num</text:span> - the total number of objects detected <text:span text:style-name="T11">(whisch has a probability above the defined threshold)</text:span></text:p>
        </text:list-item>
      </text:list>
      <text:p text:style-name="Text_20_body"><text:bookmark text:name="fd93"/><text:span text:style-name="Emphasis">classes</text:span>, <text:span text:style-name="Emphasis">scores</text:span>, and <text:span text:style-name="Emphasis">boxes</text:span> are all equal sized arrays that parallel to each other, so <text:span text:style-name="Emphasis">classes[n]</text:span> corresponds to <text:span text:style-name="Emphasis">scores[n]</text:span> and <text:span text:style-name="Emphasis">boxes[n]</text:span>.</text:p>
      <text:p text:style-name="P24">The size of the arrays is equal to the number of objects detectected by the object detection AP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3:12:08.586797009</meta:creation-date>
    <meta:editing-duration>PT1H26M52S</meta:editing-duration>
    <meta:editing-cycles>26</meta:editing-cycles>
    <meta:generator>LibreOffice/5.1.6.2$Linux_X86_64 LibreOffice_project/10m0$Build-2</meta:generator>
    <dc:date>2018-02-20T10:01:20.683275170</dc:date>
    <meta:document-statistic meta:table-count="0" meta:image-count="0" meta:object-count="0" meta:page-count="4" meta:paragraph-count="108" meta:word-count="1068" meta:character-count="7018" meta:non-whitespace-character-count="6035"/>
  </office:meta>
</office:document-meta>
</file>